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d2dc" officeooo:paragraph-rsid="0010d2dc"/>
    </style:style>
    <style:style style:name="P2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style:text-underline-style="solid" style:text-underline-width="auto" style:text-underline-color="font-color" officeooo:rsid="0010d2dc" officeooo:paragraph-rsid="0010d2dc"/>
    </style:style>
    <style:style style:name="P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text-underline-style="solid" style:text-underline-width="auto" style:text-underline-color="font-color" officeooo:rsid="0010d2dc" officeooo:paragraph-rsid="0010d2dc"/>
    </style:style>
    <style:style style:name="P4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style:text-underline-style="solid" style:text-underline-width="auto" style:text-underline-color="font-color" officeooo:rsid="0010d2dc" officeooo:paragraph-rsid="0010d2dc"/>
    </style:style>
    <style:style style:name="P5" style:family="paragraph" style:parent-style-name="Standard" style:master-page-name="">
      <loext:graphic-properties draw:fill="none"/>
      <style:paragraph-properties fo:margin-left="0.4366in" fo:margin-right="0in" fo:text-indent="0in" style:auto-text-indent="false" style:page-number="auto" fo:background-color="transparent"/>
      <style:text-properties style:text-underline-style="solid" style:text-underline-width="auto" style:text-underline-color="font-color" officeooo:rsid="0010d2dc" officeooo:paragraph-rsid="0010d2dc"/>
    </style:style>
    <style:style style:name="P6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style:text-underline-style="solid" style:text-underline-width="auto" style:text-underline-color="font-color" officeooo:rsid="0010d2dc" officeooo:paragraph-rsid="0010d2dc"/>
    </style:style>
    <style:style style:name="P7" style:family="paragraph">
      <style:paragraph-properties fo:text-align="center"/>
    </style:style>
    <style:style style:name="T1" style:family="text">
      <style:text-properties style:text-underline-style="none"/>
    </style:style>
    <style:style style:name="gr1" style:family="graphic">
      <style:graphic-properties svg:stroke-color="#1c1c1c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begin</text:p>
      <text:p text:style-name="P5">accept<text:span text:style-name="T1"> num;</text:span></text:p>
      <text:p text:style-name="P6"><text:span text:style-name="T1"/></text:p>
      <text:p text:style-name="P6"><draw:line text:anchor-type="paragraph" draw:z-index="0" draw:name="Shape1" draw:style-name="gr1" draw:text-style-name="P7" svg:x1="0.8028in" svg:y1="0.1071in" svg:x2="1.5193in" svg:y2="0.098in"><text:p/></draw:line><text:span text:style-name="T1">chk<text:tab/><text:tab/> <text:s text:c="4"/>num * (-1)</text:span></text:p>
      <text:p text:style-name="P6"><text:span text:style-name="T1"/></text:p>
      <text:p text:style-name="P6">if<text:span text:style-name="T1">(chk &lt; num) </text:span>then</text:p>
      <text:p text:style-name="P6">display<text:span text:style-name="T1"> “The given number is positive”;</text:span></text:p>
      <text:p text:style-name="P6">else</text:p>
      <text:p text:style-name="P6">display<text:span text:style-name="T1"> “The given number is negative”;</text:span></text:p>
      <text:p text:style-name="P6">endif</text:p>
      <text:p text:style-name="P6"><text:span text:style-name="T1"/></text:p>
      <text:p text:style-name="P2">end.</text:p>
      <text:p text:style-name="P3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4:24:19.906316000</meta:creation-date>
    <meta:generator>LibreOffice/5.3.3.2$MacOSX_X86_64 LibreOffice_project/3d9a8b4b4e538a85e0782bd6c2d430bafe583448</meta:generator>
    <dc:date>2017-05-29T14:31:03.246789000</dc:date>
    <meta:editing-duration>PT6M44S</meta:editing-duration>
    <meta:editing-cycles>1</meta:editing-cycles>
    <meta:document-statistic meta:table-count="0" meta:image-count="0" meta:object-count="0" meta:page-count="1" meta:paragraph-count="11" meta:word-count="27" meta:character-count="148" meta:non-whitespace-character-count="124"/>
  </office:meta>
</office:document-meta>
</file>